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.54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" fo:background-color="#0066cc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1fda74" officeooo:paragraph-rsid="001fda74" style:font-size-asian="10pt" style:language-asian="pl" style:country-asian="P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style:font-size-asian="10pt" style:language-asian="pl" style:country-asian="P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#0066cc" style:vertical-align="auto">
        <style:background-image/>
      </style:paragraph-properties>
      <style:text-properties style:font-name="Heuristica" fo:font-size="10pt" fo:language="pl" fo:country="PL" fo:font-weight="bold" style:font-size-asian="10pt" style:language-asian="pl" style:country-asian="PL" style:font-weight-asian="bold"/>
    </style:style>
    <style:style style:name="P7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9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font-name="Heuristica" officeooo:paragraph-rsid="00243da9"/>
    </style:style>
    <style:style style:name="P10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1" style:family="paragraph" style:parent-style-name="Standard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2" style:family="paragraph" style:parent-style-name="Standard">
      <style:paragraph-properties fo:text-align="justify" style:justify-single-word="false"/>
      <style:text-properties style:font-name="Heuristica" fo:font-size="10pt" officeooo:rsid="001fda74" style:font-size-asian="8.75pt" style:font-size-complex="10pt"/>
    </style:style>
    <style:style style:name="P13" style:family="paragraph" style:parent-style-name="Standard" style:list-style-name="L8">
      <style:paragraph-properties fo:text-align="justify" style:justify-single-word="false"/>
      <style:text-properties style:font-name="Heuristica" fo:font-size="10pt" officeooo:rsid="00243da9" officeooo:paragraph-rsid="00243da9" style:font-size-asian="8.75pt" style:font-size-complex="10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Heuristica" fo:font-size="10pt" officeooo:rsid="00213322" officeooo:paragraph-rsid="00213322" style:font-size-asian="10pt" style:font-size-complex="10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28" style:family="paragraph" style:parent-style-name="Standard" style:list-style-name="L11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29" style:family="paragraph" style:parent-style-name="Standard" style:list-style-name="L12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Heuristica" fo:font-size="12pt" officeooo:rsid="001fda74" style:font-size-asian="12pt" style:font-size-complex="12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Heuristica" officeooo:rsid="00213322" officeooo:paragraph-rsid="00213322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Heuristica" officeooo:rsid="001fda74" officeooo:paragraph-rsid="001fda74"/>
    </style:style>
    <style:style style:name="P33" style:family="paragraph" style:parent-style-name="Standard">
      <style:paragraph-properties fo:text-align="justify" style:justify-single-word="false"/>
      <style:text-properties style:font-name="Heuristica" officeooo:rsid="001fda74" officeooo:paragraph-rsid="001fda74"/>
    </style:style>
    <style:style style:name="P34" style:family="paragraph" style:parent-style-name="Standard" style:list-style-name="L9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35" style:family="paragraph" style:parent-style-name="Standard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36" style:family="paragraph" style:parent-style-name="Standard" style:list-style-name="L11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7" style:family="paragraph" style:parent-style-name="Standard" style:list-style-name="L12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9" style:family="paragraph" style:parent-style-name="Standard" style:list-style-name="L10">
      <style:paragraph-properties fo:line-height="150%" fo:text-align="justify" style:justify-single-word="false" fo:orphans="2" fo:widows="2" style:vertical-align="auto"/>
      <style:text-properties officeooo:paragraph-rsid="0029b186"/>
    </style:style>
    <style:style style:name="P40" style:family="paragraph" style:parent-style-name="Standard" style:list-style-name="L10">
      <style:paragraph-properties fo:line-height="150%" fo:text-align="justify" style:justify-single-word="false" fo:orphans="2" fo:widows="2" style:vertical-align="auto"/>
      <style:text-properties officeooo:rsid="0029b186" officeooo:paragraph-rsid="0029b186"/>
    </style:style>
    <style:style style:name="P41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2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3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750f5" style:font-size-asian="8.75pt" style:font-size-complex="10pt"/>
    </style:style>
    <style:style style:name="P44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8ace4" style:font-size-asian="8.75pt" style:font-size-complex="10pt"/>
    </style:style>
    <style:style style:name="P4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6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aa043" style:font-size-asian="8.75pt" style:font-size-complex="10pt"/>
    </style:style>
    <style:style style:name="P47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48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9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50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750f5" style:font-size-asian="8.75pt" style:font-size-complex="10pt"/>
    </style:style>
    <style:style style:name="P51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8ace4" style:font-size-asian="8.75pt" style:font-size-complex="10pt"/>
    </style:style>
    <style:style style:name="P52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aa043" style:font-size-asian="8.75pt" style:font-size-complex="10pt"/>
    </style:style>
    <style:style style:name="P53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8ace4" officeooo:paragraph-rsid="0028ace4" style:font-size-asian="8.75pt" style:font-size-complex="10pt"/>
    </style:style>
    <style:style style:name="P54" style:family="paragraph" style:parent-style-name="Standard">
      <style:paragraph-properties fo:margin-left="3.752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55" style:family="paragraph" style:parent-style-name="Heading_20_1">
      <style:paragraph-properties fo:margin-left="0cm" fo:margin-right="0cm" fo:margin-top="0.847cm" fo:margin-bottom="0.212cm" style:contextual-spacing="false" fo:line-height="150%" fo:text-align="justify" style:justify-single-word="false" fo:orphans="2" fo:widows="2" fo:text-indent="0cm" style:auto-text-indent="false" fo:keep-with-next="always" style:vertical-align="auto"/>
      <style:text-properties fo:color="#3399ff" style:font-name="Heuristica" fo:font-size="14pt" fo:language="pl" fo:country="PL" fo:font-weight="bold" style:letter-kerning="true" style:font-size-asian="14pt" style:language-asian="pl" style:country-asian="PL" style:font-weight-asian="bold"/>
    </style:style>
    <style:style style:name="P56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7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8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officeooo:rsid="001fda74" officeooo:paragraph-rsid="001fda74" style:font-size-asian="12pt" style:language-asian="pl" style:country-asian="PL" style:font-weight-asian="bold"/>
    </style:style>
    <style:style style:name="P59" style:family="paragraph" style:parent-style-name="Title" style:master-page-name="Standard">
      <style:paragraph-properties fo:text-align="center" style:justify-single-word="false" style:page-number="auto"/>
      <style:text-properties fo:color="#0066cc" style:font-name="Heuristica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officeooo:rsid="001fcfa7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da74" style:font-size-asian="12pt" style:font-size-complex="12pt"/>
    </style:style>
    <style:style style:name="T6" style:family="text">
      <style:text-properties officeooo:rsid="001fda74"/>
    </style:style>
    <style:style style:name="T7" style:family="text">
      <style:text-properties fo:color="#0066cc" style:font-name="Heuristica" fo:font-size="12pt" fo:language="pl" fo:country="PL" fo:font-weight="bold" officeooo:rsid="0029b186" style:font-size-asian="12pt" style:language-asian="pl" style:country-asian="PL" style:font-weight-asian="bold"/>
    </style:style>
    <style:style style:name="T8" style:family="text">
      <style:text-properties style:use-window-font-color="true" fo:font-size="10pt" fo:language="pl" fo:country="PL" style:font-size-asian="10pt" style:language-asian="pl" style:country-asian="PL"/>
    </style:style>
    <style:style style:name="T9" style:family="text">
      <style:text-properties officeooo:rsid="0021c274"/>
    </style:style>
    <style:style style:name="T10" style:family="text">
      <style:text-properties officeooo:rsid="002371b2"/>
    </style:style>
    <style:style style:name="T11" style:family="text">
      <style:text-properties style:font-name="Heuristica"/>
    </style:style>
    <style:style style:name="T12" style:family="text">
      <style:text-properties style:font-name="Heuristica" fo:font-size="10pt" officeooo:rsid="00213322" style:font-size-asian="8.75pt" style:font-size-complex="10pt"/>
    </style:style>
    <style:style style:name="T13" style:family="text">
      <style:text-properties style:font-name="Heuristica" fo:font-size="10pt" officeooo:rsid="001fda74" style:font-size-asian="8.75pt" style:font-size-complex="10pt"/>
    </style:style>
    <style:style style:name="T14" style:family="text">
      <style:text-properties style:font-name="Heuristica" officeooo:rsid="0029b186"/>
    </style:style>
    <style:style style:name="T15" style:family="text">
      <style:text-properties style:font-name="Heuristica" fo:font-size="12pt" fo:language="pl" fo:country="PL" fo:font-weight="bold" officeooo:rsid="0029b186" style:font-size-asian="12pt" style:language-asian="pl" style:country-asian="PL" style:font-weight-asian="bold"/>
    </style:style>
    <style:style style:name="T16" style:family="text">
      <style:text-properties style:font-name="Heuristica" fo:font-size="12pt" fo:language="pl" fo:country="PL" officeooo:rsid="0029b186" style:font-size-asian="12pt" style:language-asian="pl" style:country-asian="PL"/>
    </style:style>
    <style:style style:name="T17" style:family="text">
      <style:text-properties style:font-name="Heuristica" fo:language="pl" fo:country="PL" officeooo:rsid="0029b186" style:language-asian="pl" style:country-asian="PL"/>
    </style:style>
    <style:style style:name="T18" style:family="text">
      <style:text-properties officeooo:rsid="002589ed"/>
    </style:style>
    <style:style style:name="T19" style:family="text">
      <style:text-properties officeooo:rsid="0025ce71"/>
    </style:style>
    <style:style style:name="T20" style:family="text">
      <style:text-properties officeooo:rsid="00268fcc"/>
    </style:style>
    <style:style style:name="T21" style:family="text">
      <style:text-properties fo:language="pl" fo:country="PL" style:language-asian="pl" style:country-asian="PL"/>
    </style:style>
    <style:style style:name="T22" style:family="text">
      <style:text-properties officeooo:rsid="002aa0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rzetwarzani<text:span text:style-name="T3">e</text:span> Rozproszone<text:line-break/><text:span text:style-name="T3">Sprawozdani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azwisko Imię</text:p>
          </table:table-cell>
          <table:table-cell table:style-name="Tabela1.A1" office:value-type="string">
            <text:p text:style-name="P6">album</text:p>
          </table:table-cell>
          <table:table-cell table:style-name="Tabela1.A1" office:value-type="string">
            <text:p text:style-name="P6">termin zajęć</text:p>
          </table:table-cell>
        </table:table-row>
        <table:table-row table:style-name="Tabela1.2">
          <table:table-cell table:style-name="Tabela1.A2" office:value-type="string">
            <text:p text:style-name="P5">Radosław Osten</text:p>
          </table:table-cell>
          <table:table-cell table:style-name="Tabela1.B2" office:value-type="string">
            <text:p text:style-name="P4"/>
          </table:table-cell>
          <table:table-cell table:style-name="Tabela1.C3" table:number-rows-spanned="2" office:value-type="string">
            <text:p text:style-name="P4"><text:span text:style-name="T3">Środa</text:span> <text:span text:style-name="T3">8:00</text:span></text:p>
            <text:p text:style-name="P4">tydzień parzysty</text:p>
          </table:table-cell>
        </table:table-row>
        <table:table-row table:style-name="Tabela1.3">
          <table:table-cell table:style-name="Tabela1.A3" office:value-type="string">
            <text:p text:style-name="P5">Michał Ślusarczyk</text:p>
          </table:table-cell>
          <table:table-cell table:style-name="Tabela1.B3" office:value-type="string">
            <text:p text:style-name="P3">106643</text:p>
          </table:table-cell>
          <table:covered-table-cell/>
        </table:table-row>
      </table:table>
      <text:h text:style-name="P55" text:outline-level="1">Algorytm rozwiązania</text:h>
      <text:h text:style-name="P56" text:outline-level="2">Definicja problemu</text:h>
      <text:p text:style-name="P7">MISTRZOWIE YETI</text:p>
      <text:p text:style-name="P8"/>
      <text:p text:style-name="P8">Dawno, dawno temu, w odległej galaktyce sprawowali rządy niezbyt mądrzy, ale za to</text:p>
      <text:p text:style-name="P8">szlachetni i straszliwie potężni rycerze Yeti. Aby zostać mistrzem, młodzi kadeci</text:p>
      <text:p text:style-name="P8">powinni wysłuchiwać wykładów mistrzów. Wykłady te wymagają projektora oraz sali.</text:p>
      <text:p text:style-name="P8">Projektory wymagają MOCY aby działania (mistrzowie Yeti nie używają takich banalnych</text:p>
      <text:p text:style-name="P8">rzeczy jak elektryczność).</text:p>
      <text:p text:style-name="P8"/>
      <text:p text:style-name="P8">Napisać procesy zarządzające organizowaniem wykładów dla kadetów. Zarządca</text:p>
      <text:p text:style-name="P8">zajmuje jedną z K sal, następnie rezerwuje jednego z N mistrzów, wreszcie bierze dowolny</text:p>
      <text:p text:style-name="P8">z M projektorów. Sale i mistrzowie są unikalne - projektory nie są unikalne.</text:p>
      <text:p text:style-name="P8">Każdy mistrz ma pewien poziom mocy. Każdy wykład zużywa jedną jednostkę mocy. Zarządca, </text:p>
      <text:p text:style-name="P8">po zauważeniu, że poziom mocy mistrza spada, odsyła go na medytacje. Po medytacjach</text:p>
      <text:p text:style-name="P8">mistrz odnawia MOC (mistrz dalej jest zasobem, a nie procesem!)</text:p>
      <text:h text:style-name="P57" text:outline-level="2">Założenia przyjętego modelu komunikacji</text:h>
      <text:list xml:id="list6862332232605925121" text:style-name="L1">
        <text:list-item>
          <text:p text:style-name="P9"><text:span text:style-name="T1">asynchroniczny system z wymianą komunikatów</text:span></text:p>
        </text:list-item>
        <text:list-item>
          <text:p text:style-name="P9"><text:span text:style-name="T8">topologia połączeń: każdy z każdym</text:span></text:p>
        </text:list-item>
        <text:list-item>
          <text:p text:style-name="P10"><text:span text:style-name="T8">wymagana pojemność kanału: wiadomości w jednym kierunku / nieskończona </text:span></text:p>
        </text:list-item>
        <text:list-item>
          <text:p text:style-name="P10"><text:span text:style-name="T8">inne wymagane własności sieci komunikacyjnej: kanały typu FIFO, transmisja rozgłoszeniowa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><text:span text:style-name="T8"/></text:p>
      <text:h text:style-name="P58" text:outline-level="2"><text:soft-page-break/>Proponowane rozwiązanie</text:h>
      <text:list xml:id="list7515414567935532135" text:style-name="L2">
        <text:list-item>
          <text:p text:style-name="P30">Typy wiadomości</text:p>
          <text:p text:style-name="P30"/>
          <text:p text:style-name="P32"><text:span text:style-name="T2">W proponowanym rozwiązaniu użyto następujących tagów wiadomości:</text:span></text:p>
        </text:list-item>
      </text:list>
      <text:p text:style-name="P33"><text:span text:style-name="T2"/></text:p>
      <text:list xml:id="list3026136643301472852" text:style-name="L3">
        <text:list-item>
          <text:p text:style-name="P45">REQUEST_ROOM_TAG – żądanie sali; wysyłane, gdy proces chce zająć salę</text:p>
        </text:list-item>
        <text:list-item>
          <text:p text:style-name="P45"><text:span text:style-name="T6">R</text:span>EQUEST_MASTER_TAG – żądanie mistrza; wysyłane, gdy proces chce zająć mistrza</text:p>
        </text:list-item>
        <text:list-item>
          <text:p text:style-name="P45">RELEASE_ROOM_TAG – zwolnienie sali; wysyłane, gdy proces zwalnia salę po wykładzie</text:p>
        </text:list-item>
        <text:list-item>
          <text:p text:style-name="P46">RELEASE_MASTER_TAG – zwolnienie mistrza; wysyłane, gdy proces zwalnia mistrza po wykładzie/medytacji</text:p>
        </text:list-item>
        <text:list-item>
          <text:p text:style-name="P52">RESPONSE_<text:span text:style-name="T22">ROOM_</text:span>TAG – odpowiedź; wysyłana w odpowiedzi na żądania <text:span text:style-name="T22">sal</text:span></text:p>
        </text:list-item>
        <text:list-item>
          <text:p text:style-name="P52">RESPONSE_<text:span text:style-name="T22">MASTER_</text:span>TAG – odpowiedź; wysyłana w odpowiedzi na żądania <text:span text:style-name="T22">mistrzów</text:span></text:p>
        </text:list-item>
      </text:list>
      <text:p text:style-name="P12"/>
      <text:list xml:id="list13503716310409" text:continue-list="list7515414567935532135" text:style-name="L2">
        <text:list-item>
          <text:p text:style-name="P31"><text:span text:style-name="T5">O</text:span><text:span text:style-name="T4">pis algorytmu</text:span></text:p>
          <text:p text:style-name="P14">Zaprezentowane rozwiązanie podzielone jest na sekcję wykonywania akcji (wysyłania żądań i zwolnień) oraz sekcję obsługi wiadomości.</text:p>
        </text:list-item>
      </text:list>
      <text:p text:style-name="P2"/>
      <text:list xml:id="list2884087490457146451" text:style-name="L4">
        <text:list-item>
          <text:list>
            <text:list-item>
              <text:p text:style-name="P15">Sekcja wykonania akcji dzieli się na 5 stanów:</text:p>
            </text:list-item>
          </text:list>
        </text:list-item>
      </text:list>
      <text:p text:style-name="P2"/>
      <text:list xml:id="list6130010061665686089" text:style-name="L5">
        <text:list-item>
          <text:list>
            <text:list-item>
              <text:p text:style-name="P16">vacant</text:p>
              <text:p text:style-name="P18"><text:span text:style-name="T18">Zwiększa liczbę przeprowadzonych wykładów o 1. </text:span>W tym stanie Zarządca wybiera <text:span text:style-name="T9">losowego </text:span>mistrza, do którego kolejka jest najkrótsza, dodaje się do jego kolejki i wysyła do wszystkich żądanie mistrza (REQUEST_MASTER_TAG) <text:span text:style-name="T10">wraz z informacją o liczbie przeprowadzonych wykładów</text:span>. <text:span text:style-name="T9">Następnie przechodzi do kolejnego stanu.</text:span></text:p>
            </text:list-item>
          </text:list>
        </text:list-item>
      </text:list>
      <text:p text:style-name="P21"/>
      <text:list xml:id="list13503249071258" text:continue-numbering="true" text:style-name="L5">
        <text:list-item>
          <text:list>
            <text:list-item>
              <text:p text:style-name="P16">gettingMaster</text:p>
              <text:p text:style-name="P17">W tym stanie Zarządca sprawdza czy <text:span text:style-name="T9">otrzymał komplet odpowiedzi na żądanie mistrza oraz czy jest pierwszy w kolejce do wybranego mistrza. Jeśli tak, to wybiera losową salę (z projektorem), do której kolejka jest najkrótsza, dodaje się do kolejki oczekujących na salę i wysyła do wszystkich żądanie sali (REQUEST_ROOM_TAG)</text:span> <text:span text:style-name="T10">wraz z informacją o liczbie przeprowadzonych wykładów.</text:span> <text:span text:style-name="T9">Następnie przechodzi do kolejnego stanu. W przypadku braku kompletu odpowiedzi Zarządca nie wykonuje żadnej akcji.</text:span></text:p>
            </text:list-item>
          </text:list>
        </text:list-item>
      </text:list>
      <text:p text:style-name="P23"/>
      <text:list xml:id="list13502768094164" text:continue-numbering="true" text:style-name="L5">
        <text:list-item>
          <text:list>
            <text:list-item>
              <text:p text:style-name="P16">gettingRoom</text:p>
              <text:p text:style-name="P19">W tym stanie Zarządca sprawdza czy <text:span text:style-name="T9">otrzymał komplet odpowiedzi na żądanie sali oraz czy jest pierwszy w kolejce do wybranej sali. Jeśli tak, to ustala moment zakończenia wykładu i rozpoczyna się wykład. Następnie przechodzi do kolejnego stanu. W przypadku braku kompletu odpowiedzi Zarządca nie wykonuje żadnej akcji.</text:span></text:p>
            </text:list-item>
          </text:list>
        </text:list-item>
      </text:list>
      <text:p text:style-name="P20"/>
      <text:list xml:id="list13504040185344" text:continue-numbering="true" text:style-name="L5">
        <text:list-item>
          <text:list>
            <text:list-item>
              <text:p text:style-name="P16"><text:span text:style-name="T9">l</text:span>ecture</text:p>
              <text:p text:style-name="P24">W tym stanie Zarządca sprawdza czy prowadzony wykład został zakończony. Jeśli wyznaczony czas zakończenia wykładu jeszcze nie minął, to nie zostanie wykonana żadna akcja. W przeciwnym przypadku Zarządca<text:span text:style-name="T10">,</text:span> <text:span text:style-name="T19">usuwa się z kolejek do zasobów, </text:span>zwalnia salę (wysyła RELEASE_ROOM_TAG do wszystkich), zmniejsza moc mistrza o 1 i zależnie od ilości pozostałej mocy <text:span text:style-name="T10">mistrza </text:span>wykonuje odpowiednią akcję. Jeśli poziom mocy jest dodatni, to Zarządca wysyła do wszystkich informację o zwolnieniu mistrza (RELEASE_MASTER_TAG), wraz z informacją o <text:span text:style-name="T10">liczbie przeprowadzonych wykładów, </text:span>aktualnym poziomie mocy mistrza oraz wersji (powiększonej o 1) <text:span text:style-name="T10">stanu mocy</text:span>, i przechodzi do stanu vacant. Jeśli mistrz wykorzystał całą swoją moc, to zostaje wysłany na medytacje, zostaje wyznaczony czas zakończenia medytacji i Zarządca przechodzi do stanu meditate.</text:p>
            </text:list-item>
          </text:list>
        </text:list-item>
      </text:list>
      <text:p text:style-name="P27"/>
      <text:list xml:id="list13502732973561" text:continue-numbering="true" text:style-name="L5">
        <text:list-item>
          <text:list>
            <text:list-item>
              <text:p text:style-name="P16"><text:span text:style-name="T9">m</text:span>editate</text:p>
              <text:p text:style-name="P25">Jeśli wyznaczony czas zakończenia medytacji jeszcze nie minął, to nie zostanie wykonana żadna akcja. W przeciwnym przypadku Zarządca ustala moc mistrza jako maksymalną (dla danego mistrza), wysyła do wszystkich informację zwolnienia mistrza (RELEASE_MASTER_TAG), wraz z informacją o <text:span text:style-name="T10">liczbie przeprowadzonych wykładów, </text:span>aktualnym poziomie mocy mistrza oraz wersji (powiększonej o 1) <text:span text:style-name="T10">stanu mocy</text:span>, i przechodzi do stanu vacant. 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><text:soft-page-break/></text:p>
      <text:list xml:id="list6132326373921393479" text:style-name="L8">
        <text:list-item>
          <text:list>
            <text:list-item>
              <text:p text:style-name="P13">Sekcja odbioru wiadomości, w zależności od rodzaju wiadomości:</text:p>
            </text:list-item>
          </text:list>
        </text:list-item>
        <text:list-item>
          <text:p text:style-name="P44">REQUEST_ROOM_TAG – <text:span text:style-name="T18">Zarządca dodaje nadawcę (wraz z liczbą zorganizowanych wykładów) do kolejki dla danego zasobu. Jeśli żądanie dotyczy sali, którą Zarządca nie jest zainteresowany (nie wysyłał żądania tej sali, nie zajmuje tej sali), to wysyła RESPONSE_ROOM_TAG w odpowiedzi do nadawcy. W przeciwnym wypadku wysyła RESPONSE_ROOM_TAG do nadawcy tylko w sytuacji, gdy jest w stanie gettingRoom oraz liczba zorganizowanych wykładów nadawcy jest mniejsza od liczby zorganizowanych wykładów Zarządcy (w przypadku równości decyduje mniejszy tid). </text:span></text:p>
          <text:p text:style-name="P53">Odpowiedź <text:s/><text:span text:style-name="T18">RESPONSE_</text:span>ROOM<text:span text:style-name="T18">_TAG </text:span>jest wysyłana wraz z otrzymaną w żądaniu liczbą zorganizowanych wykładów.</text:p>
        </text:list-item>
      </text:list>
      <text:p text:style-name="P47"/>
      <text:list xml:id="list13502839277060" text:continue-numbering="true" text:style-name="L8">
        <text:list-item>
          <text:p text:style-name="P42"><text:span text:style-name="T6">R</text:span>EQUEST_MASTER_TAG – <text:span text:style-name="T18">Zarządca dodaje nadawcę (wraz z liczbą zorganizowanych wykładów) do kolejki dla danego zasobu. Jeśli żądanie dotyczy mistrza, którym Zarządca nie jest zainteresowany (nie wysyłał żądania tego mistrza, nie zajmuje go w tej chwili), to wysyła RESPONSE_MASTER_TAG w odpowiedzi do nadawcy. W przeciwnym wypadku wysyła RESPONSE_MASTER_TAG do nadawcy tylko w sytuacji, gdy jest w stanie gettingRoom oraz liczba zorganizowanych wykładów nadawcy jest mniejsza od liczby zorganizowanych wykładów Zarządcy (w przypadku równości decyduje mniejszy tid).</text:span></text:p>
          <text:p text:style-name="P53">Odpowiedź <text:s/><text:span text:style-name="T18">RESPONSE_MASTER_TAG </text:span>jest wysyłana wraz z otrzymaną w żądaniu liczbą zorganizowanych wykładów.</text:p>
        </text:list-item>
      </text:list>
      <text:p text:style-name="P48"/>
      <text:list xml:id="list13503603964563" text:continue-numbering="true" text:style-name="L8">
        <text:list-item>
          <text:p text:style-name="P41">RELEASE_ROOM_TAG – <text:span text:style-name="T18">Usuwa nadawcę (biorąc pod uwagę liczbę zorganizowanych wykładów nadawcy) z kolejki do danego zasobu. Jeśli zwolnienie dotyczy zasobu, na który oczekuje Zarządca, to nadawca jest dodawany do zbioru procesów, które zezwoliły na zajęcie zasobu.</text:span></text:p>
        </text:list-item>
      </text:list>
      <text:p text:style-name="P49"/>
      <text:list xml:id="list13503865098885" text:continue-numbering="true" text:style-name="L8">
        <text:list-item>
          <text:p text:style-name="P43">RELEASE_MASTER_TAG – <text:span text:style-name="T18">Usuwa nadawcę (biorąc pod uwagę liczbę zorganizowanych wykładów nadawcy) z kolejki do danego zasobu. Jeśli zwolnienie dotyczy zasobu, na który oczekuje Zarządca, to nadawca jest dodawany do zbioru procesów, które zezwoliły na zajęcie zasobu. Jeśli w wiadomości została dostarczona nowsza wersja poziomu mocy mistrza, to moc mistrza i wersja zostają zaktualizowane.</text:span></text:p>
          <text:p text:style-name="P50"><text:span text:style-name="T12"/></text:p>
        </text:list-item>
        <text:list-item>
          <text:p text:style-name="P51">RESPONSE_<text:span text:style-name="T20">ROOM_</text:span>TAG – <text:span text:style-name="T20">Jeśli Zarządca znajduje się w stanie gettingRoom i liczba zorganizowanych wykładów Zarządcy zgadza się z otrzymaną, to dodaje nadawcę do zbioru procesów, które zezwoliły na zajęcie tego zasobu.</text:span></text:p>
        </text:list-item>
      </text:list>
      <text:p text:style-name="P54"><text:span text:style-name="T12"/></text:p>
      <text:list xml:id="list13504776469288" text:continue-numbering="true" text:style-name="L8">
        <text:list-item>
          <text:p text:style-name="P51">RESPONSE_<text:span text:style-name="T20">MASTER_</text:span>TAG – <text:span text:style-name="T20">Jeśli Zarządca znajduje się w stanie gettingMaster i liczba zorganizowanych wykładów Zarządcy zgadza się z otrzymaną, to dodaje nadawcę do zbioru procesów, które zezwoliły na zajęcie tego zasobu.</text:span></text:p>
        </text:list-item>
      </text:list>
      <text:h text:style-name="P56" text:outline-level="2">Analiza złożoności komunikacyjnej algorytmu</text:h>
      <text:list xml:id="list3956186488082524146" text:style-name="L10">
        <text:list-item>
          <text:p text:style-name="P39"><text:span text:style-name="T14">Złożoność komunikacyjna pakietowa [liczba komunikatów]:</text:span></text:p>
        </text:list-item>
      </text:list>
      <text:list xml:id="list3114573427112413311" text:style-name="L11">
        <text:list-item>
          <text:p text:style-name="P28">Liczba rozesłanych żądań mistrza: N-1</text:p>
        </text:list-item>
        <text:list-item>
          <text:p text:style-name="P28">Liczba otrzymanych odpowiedzi na żądanie + zwolnień konkretnego mistrza: maksymalnie 2N-2; średnio N-1</text:p>
        </text:list-item>
        <text:list-item>
          <text:p text:style-name="P28">Liczba rozesłanych żądań sali: N-1</text:p>
        </text:list-item>
        <text:list-item>
          <text:p text:style-name="P28">Liczba otrzymanych odpowiedzi na żądanie + zwolnień konkretnej sali: maksymalnie 2N-2; średnio N-1</text:p>
        </text:list-item>
        <text:list-item>
          <text:p text:style-name="P28">Liczba wysłanych zwolnień zasobów: 2N-2</text:p>
        </text:list-item>
        <text:list-item>
          <text:p text:style-name="P36"><text:span text:style-name="T21">Sumarycznie: maksymalnie 8(N+1); średnio 6(N+1)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17"/></text:p>
      <text:list xml:id="list13504721764053" text:continue-list="list3956186488082524146" text:style-name="L10">
        <text:list-item>
          <text:p text:style-name="P40"><text:span text:style-name="T11">Złożoność komunikacyjna czasowa przy założeniu jednostkowego czasu przesłania pojedynczego komunikatu w kanale:</text:span></text:p>
        </text:list-item>
      </text:list>
      <text:list xml:id="list3418920610531168718" text:style-name="L12">
        <text:list-item>
          <text:p text:style-name="P29">Czas rozsyłania żądań mistrza: 1</text:p>
        </text:list-item>
        <text:list-item>
          <text:p text:style-name="P29">Czas otrzymania odpowiedzi na żądanie + zwolnień konkretnego mistrza: maksymalnie 2; średnio 1</text:p>
        </text:list-item>
        <text:list-item>
          <text:p text:style-name="P29">Czas rozsyłania żądań sali: 1</text:p>
        </text:list-item>
        <text:list-item>
          <text:p text:style-name="P29">Czas otrzymania odpowiedzi na żądanie + zwolnień konkretnej sali: maksymalnie 2; średnio 1</text:p>
        </text:list-item>
        <text:list-item>
          <text:p text:style-name="P29">Czas rozsyłania zwolnień zasobów: 2</text:p>
        </text:list-item>
        <text:list-item>
          <text:p text:style-name="P37"><text:span text:style-name="T21">Sumarycznie: maksymalnie 8; średnio 6</text:span></text:p>
        </text:list-item>
      </text:list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swiss" style:font-pitch="variable" fo:font-size="10pt" fo:language="pl" fo:country="PL" style:font-name-asian="Microsoft YaHei" style:font-family-asian="'Microsoft YaHei'" style:font-family-generic-asian="system" style:font-pitch-asian="variable" style:font-size-asian="10pt" style:language-asian="pl" style:country-asian="PL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847cm" fo:margin-bottom="0.212cm" style:contextual-spacing="false" fo:text-align="start" style:justify-single-word="false" fo:orphans="2" fo:widows="2" fo:text-indent="0cm" style:auto-text-indent="false" fo:background-color="transparent" fo:keep-with-next="always" style:vertical-align="auto">
        <style:background-image/>
      </style:paragraph-properties>
      <style:text-properties fo:text-transform="capitalize" fo:color="#3399ff" style:font-name="PT Serif" fo:font-family="'PT Serif'" style:font-style-name="Pogrubiona" style:font-family-generic="roman" style:font-pitch="variable" fo:font-size="14pt" fo:language="pl" fo:country="PL" style:text-underline-style="none" fo:font-weight="bold" style:letter-kerning="true" style:font-size-asian="14pt" style:language-asian="pl" style:country-asian="PL" style:font-weight-asian="bold" style:font-relief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Cantarell" fo:font-family="Cantarell" style:font-style-name="Pogrubiona" style:font-pitch="variable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family="Arial" style:font-family-generic="swiss" fo:font-size="11pt" fo:language="pl" fo:country="PL" fo:font-weight="bold" style:font-size-asian="11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pan text:style-name="MT1">/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6-18T01:35:02.535048083</dc:date>
    <meta:editing-cycles>6</meta:editing-cycles>
    <meta:editing-duration>PT21M19S</meta:editing-duration>
    <meta:generator>LibreOffice/4.2.4.2$Linux_X86_64 LibreOffice_project/420m0$Build-2</meta:generator>
    <dc:creator>Michał Ślusarczyk</dc:creator>
    <meta:document-statistic meta:table-count="1" meta:image-count="0" meta:object-count="0" meta:page-count="4" meta:paragraph-count="76" meta:word-count="1084" meta:character-count="7855" meta:non-whitespace-character-count="6874"/>
    <meta:user-defined meta:name="Company">Instytut Informatyki</meta:user-defined>
    <meta:user-defined meta:name="Operator">Michał Szychowiak</meta:user-defined>
  </office:meta>
</office:document-meta>
</file>